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valuatorFactory.initialize( Map factoryMa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ExpressionEvaluator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orFactory.getInstan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